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Rcv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 (confirmed)</text:p>
          </table:table-cell>
          <table:table-cell office:value-type="string" table:style-name="ce2">
            <text:p>an incoming QSL card has been received the QSO has been confirmed by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an incoming QSL card has not been received the QSO has not been confirmed by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logging station has requested a QSL card the logging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erified</text:p>
          </table:table-cell>
          <table:table-cell office:value-type="string" table:style-name="ce2">
            <text:p>DXCC award credit granted for the QSL card - instead use &lt;CREDIT_GRANTED:39&gt;DXCC:card,DXCC_BAND:card,DXCC_MODE:card DXCC credit granted for the LoTW confirmation - instead use &lt;CREDIT_GRANTED:39&gt;DXCC:lotw,DXCC_BAND:lotw,DXCC_MODE:lot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QSL_Rcvd Enumeration exported from Released ADIF Specification 3.1.6</dc:title>
    <meta:initial-creator>ADIF Development Group</meta:initial-creator>
    <dc:creator>Graham Smith</dc:creator>
    <meta:creation-date>2025-09-15T11:13:52Z</meta:creation-date>
    <dc:date>2025-09-15T11:13:53Z</dc:date>
    <meta:editing-duration>PT0S</meta:editing-duration>
    <meta:user-defined meta:name="ADIF Version">3.1.6</meta:user-defined>
    <meta:user-defined meta:name="ADIF Status">Released</meta:user-defined>
  </office:meta>
</office:document-meta>
</file>